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2">
      <style:text-properties officeooo:paragraph-rsid="002a642e"/>
    </style:style>
    <style:style style:name="P3" style:family="paragraph" style:parent-style-name="Text_20_body" style:list-style-name="L2">
      <style:text-properties officeooo:rsid="00194e7e" officeooo:paragraph-rsid="00194e7e"/>
    </style:style>
    <style:style style:name="T1" style:family="text">
      <style:text-properties officeooo:rsid="001aa5a4"/>
    </style:style>
    <style:style style:name="T2" style:family="text">
      <style:text-properties officeooo:rsid="001b67a1"/>
    </style:style>
    <style:style style:name="T3" style:family="text">
      <style:text-properties officeooo:rsid="001d31f7"/>
    </style:style>
    <style:style style:name="T4" style:family="text">
      <style:text-properties officeooo:rsid="001fb9c3"/>
    </style:style>
    <style:style style:name="T5" style:family="text">
      <style:text-properties officeooo:rsid="0021f7a6"/>
    </style:style>
    <style:style style:name="T6" style:family="text">
      <style:text-properties officeooo:rsid="0025986f"/>
    </style:style>
    <style:style style:name="T7" style:family="text">
      <style:text-properties officeooo:rsid="00267e92"/>
    </style:style>
    <style:style style:name="T8" style:family="text">
      <style:text-properties officeooo:rsid="0026cb58"/>
    </style:style>
    <style:style style:name="T9" style:family="text">
      <style:text-properties officeooo:rsid="002858dc"/>
    </style:style>
    <style:style style:name="T10" style:family="text">
      <style:text-properties officeooo:rsid="002a6831"/>
    </style:style>
    <style:style style:name="T11" style:family="text">
      <style:text-properties officeooo:rsid="002b84d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mans 9:19-29</text:h>
      <text:h text:style-name="Heading_20_2" text:outline-level="2"><text:bookmark text:name="en-GNT-31208"/>God's Anger and Mercy</text:h>
      <text:list xml:id="list1907276125" text:style-name="L2">
        <text:list-item>
          <text:p text:style-name="P1">But one of you will say to me, “If this is so, how can God find fault with anyone? Who can resist God's will?” <text:bookmark text:name="en-GNT-31209"/>But who are you, my friend, to talk back to God? A clay pot does not ask the man who made it, “Why did you make me like this?” <text:bookmark text:name="en-GNT-31210"/>After all, the man who makes the pots has the right to use the clay as he wishes, and to make two pots from the same lump of clay, one for special occasions and the other for ordinary use.<text:bookmark text:name="en-GNT-31211"/> And the same is true of what God has done. He wanted to show his anger and to make his power known. But he was very patient in enduring those who were the objects of his anger, who were doomed to destruction. <text:bookmark text:name="en-GNT-31212"/>And he also wanted to reveal his abundant glory, which was poured out on us who are the objects of his mercy, those of us whom he has prepared to receive his glory. <text:bookmark text:name="en-GNT-31213"/>For we are the people he called, not only from among the Jews but also from among the Gentiles. <text:bookmark text:name="en-GNT-31214"/>This is what he says in the book of Hosea: “The people who were not mine I will call ‘My People.’ The nation that I did not love I will call ‘My Beloved.’<text:bookmark text:name="en-GNT-31215"/> And in the very place where they were told, ‘You are not my people,’ there they will be called the children of the living God.”<text:bookmark text:name="en-GNT-31216"/> And Isaiah exclaims about Israel: “Even if the people of Israel are as many as the grains of sand by the sea, yet only a few of them will be saved; <text:bookmark text:name="en-GNT-31217"/>for the Lord will quickly settle his full account with the world.” <text:bookmark text:name="en-GNT-31218"/>It is as Isaiah had said before, “If the Lord Almighty had not left us some descendants, we would have become like Sodom, we would have been like Gomorrah.”</text:p>
        </text:list-item>
        <text:list-item>
          <text:p text:style-name="P3">The Lord is our porter and we’re his clay, he moulds us into what he wants. He<text:span text:style-name="T1">nce, we can’t resist his will on us. </text:span><text:span text:style-name="T2">The lives of people mentioned in verses 1-18 exhibit how God moulds people as he will</text:span><text:span text:style-name="T3">s </text:span><text:span text:style-name="T4">for his glory, he’s our creator. </text:span><text:span text:style-name="T5">Jonah tried to resist the will of God but to no avail.</text:span></text:p>
        </text:list-item>
        <text:list-item>
          <text:p text:style-name="P2"><text:span text:style-name="T6">God is patient, he </text:span><text:span text:style-name="T7">endured with</text:span><text:span text:style-name="T6"> patien</text:span><text:span text:style-name="T7">ce</text:span><text:span text:style-name="T6"> </text:span><text:span text:style-name="T7">all</text:span><text:span text:style-name="T6"> those who were objects to his anger </text:span><text:span text:style-name="T7">and who were doomed to destruction. </text:span><text:span text:style-name="T8">God is merciful, he shared his glory with those who were objects of his mercy.</text:span></text:p>
        </text:list-item>
        <text:list-item>
          <text:p text:style-name="P2"><text:span text:style-name="T8">God then called all people </text:span><text:span text:style-name="T10">j</text:span><text:span text:style-name="T8">ews and gentiles alike. Those who were once outcast</text:span><text:span text:style-name="T11">s</text:span><text:span text:style-name="T8"> he made his and loved them all. </text:span><text:span text:style-name="T9">The Israelites were God’s chosen people but now anyone who wants to follow Christ is now God’s chosen perso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9T07:21:07.000569697</meta:creation-date>
    <dc:date>2021-08-09T09:34:38.317887273</dc:date>
    <meta:editing-duration>PT1H53M4S</meta:editing-duration>
    <meta:editing-cycles>15</meta:editing-cycles>
    <meta:generator>LibreOffice/6.4.7.2$Linux_X86_64 LibreOffice_project/40$Build-2</meta:generator>
    <meta:document-statistic meta:table-count="0" meta:image-count="0" meta:object-count="0" meta:page-count="1" meta:paragraph-count="6" meta:word-count="460" meta:character-count="2296" meta:non-whitespace-character-count="1846"/>
  </office:meta>
</office:document-meta>
</file>